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31.8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26.44mm"/>
    </style:style>
    <style:style style:name="co6" style:family="table-column">
      <style:table-column-properties fo:break-before="auto" style:column-width="27.01mm"/>
    </style:style>
    <style:style style:name="co7" style:family="table-column">
      <style:table-column-properties fo:break-before="auto" style:column-width="13.78mm"/>
    </style:style>
    <style:style style:name="co8" style:family="table-column">
      <style:table-column-properties fo:break-before="auto" style:column-width="9.84mm"/>
    </style:style>
    <style:style style:name="co9" style:family="table-column">
      <style:table-column-properties fo:break-before="auto" style:column-width="28.98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fo:border="0.99pt solid #000000"/>
    </style:style>
    <style:style style:name="ce2" style:family="table-cell" style:parent-style-name="Default">
      <style:table-cell-properties fo:background-color="#99ffff" fo:border="0.99pt solid #000000"/>
    </style:style>
    <style:style style:name="ce3" style:family="table-cell" style:parent-style-name="Default">
      <style:table-cell-properties fo:background-color="#99ff99"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9.28mm" svg:y="26.5mm">
            <draw:object draw:notify-on-update-of-ranges="Hoja1.B1:Hoja1.F1 Hoja1.B1:Hoja1.F1 Hoja1.A2:Hoja1.A2 Hoja1.B2:Hoja1.F2 Hoja1.B1:Hoja1.F1 Hoja1.A3:Hoja1.A3 Hoja1.B3:Hoja1.F3 Hoja1.B1:Hoja1.F1 Hoja1.A4:Hoja1.A4 Hoja1.B4:Hoja1.F4 Hoja1.B1:Hoja1.F1 Hoja1.A5:Hoja1.A5 Hoja1.B5:Hoja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3.68mm" svg:y="27.56mm">
            <draw:object draw:notify-on-update-of-ranges="Hoja1.H1:Hoja1.H1 Hoja1.I1:Hoja1.M1 Hoja1.H2:Hoja1.H2 Hoja1.I2:Hoja1.M2 Hoja1.H3:Hoja1.H3 Hoja1.I3:Hoja1.M3 Hoja1.H4:Hoja1.H4 Hoja1.I4:Hoja1.M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column table:style-name="co7" table:default-cell-style-name="ce1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745939" calcext:value-type="float">
            <text:p>0,001745939</text:p>
          </table:table-cell>
          <table:table-cell office:value-type="float" office:value="0.001545519" calcext:value-type="float">
            <text:p>0,001545519</text:p>
          </table:table-cell>
          <table:table-cell office:value-type="float" office:value="0.00088594" calcext:value-type="float">
            <text:p>0,00088594</text:p>
          </table:table-cell>
          <table:table-cell office:value-type="float" office:value="0.000605452" calcext:value-type="float">
            <text:p>0,000605452</text:p>
          </table:table-cell>
          <table:table-cell office:value-type="float" office:value="0.000269204" calcext:value-type="float">
            <text:p>0,00026920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78116578758757" calcext:value-type="float">
            <text:p>1,7811657876</text:p>
          </table:table-cell>
          <table:table-cell office:value-type="float" office:value="3.44072848400728" calcext:value-type="float">
            <text:p>3,440728484</text:p>
          </table:table-cell>
          <table:table-cell office:value-type="float" office:value="6.87050167345558" calcext:value-type="float">
            <text:p>6,8705016735</text:p>
          </table:table-cell>
          <table:table-cell office:value-type="float" office:value="10.4622455524076" calcext:value-type="float">
            <text:p>10,4622455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355614865" calcext:value-type="float">
            <text:p>0,355614865</text:p>
          </table:table-cell>
          <table:table-cell table:style-name="ce3" office:value-type="float" office:value="0.199652872" calcext:value-type="float">
            <text:p>0,199652872</text:p>
          </table:table-cell>
          <table:table-cell table:style-name="ce3" office:value-type="float" office:value="0.103354527" calcext:value-type="float">
            <text:p>0,103354527</text:p>
          </table:table-cell>
          <table:table-cell table:style-name="ce3" office:value-type="float" office:value="0.051759665" calcext:value-type="float">
            <text:p>0,051759665</text:p>
          </table:table-cell>
          <table:table-cell table:style-name="ce3" office:value-type="float" office:value="0.0339903" calcext:value-type="float">
            <text:p>0,0339903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93607214435607" calcext:value-type="float">
            <text:p>1,9360721444</text:p>
          </table:table-cell>
          <table:table-cell table:style-name="ce2" office:value-type="float" office:value="3.55560321834752" calcext:value-type="float">
            <text:p>3,5556032183</text:p>
          </table:table-cell>
          <table:table-cell table:style-name="ce2" office:value-type="float" office:value="6.989614185454" calcext:value-type="float">
            <text:p>6,9896141855</text:p>
          </table:table-cell>
          <table:table-cell table:style-name="ce2" office:value-type="float" office:value="10.476074868345" calcext:value-type="float">
            <text:p>10,4760748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3643889" calcext:value-type="float">
            <text:p>9,53643889</text:p>
          </table:table-cell>
          <table:table-cell office:value-type="float" office:value="4.925662981" calcext:value-type="float">
            <text:p>4,925662981</text:p>
          </table:table-cell>
          <table:table-cell office:value-type="float" office:value="2.682087484" calcext:value-type="float">
            <text:p>2,682087484</text:p>
          </table:table-cell>
          <table:table-cell office:value-type="float" office:value="1.364372716" calcext:value-type="float">
            <text:p>1,364372716</text:p>
          </table:table-cell>
          <table:table-cell office:value-type="float" office:value="0.910306485" calcext:value-type="float">
            <text:p>0,91030648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.95534529033212" calcext:value-type="float">
            <text:p>1,9553452903</text:p>
          </table:table-cell>
          <table:table-cell office:value-type="float" office:value="3.7627262419615" calcext:value-type="float">
            <text:p>3,762726242</text:p>
          </table:table-cell>
          <table:table-cell office:value-type="float" office:value="7.2007380110269" calcext:value-type="float">
            <text:p>7,200738011</text:p>
          </table:table-cell>
          <table:table-cell office:value-type="float" office:value="10.789237470252" calcext:value-type="float">
            <text:p>10,78923747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34.002600375" calcext:value-type="float">
            <text:p>34,002600375</text:p>
          </table:table-cell>
          <table:table-cell table:style-name="ce3" office:value-type="float" office:value="17.389563134" calcext:value-type="float">
            <text:p>17,389563134</text:p>
          </table:table-cell>
          <table:table-cell table:style-name="ce3" office:value-type="float" office:value="9.036692597" calcext:value-type="float">
            <text:p>9,036692597</text:p>
          </table:table-cell>
          <table:table-cell table:style-name="ce3" office:value-type="float" office:value="4.722099363" calcext:value-type="float">
            <text:p>4,722099363</text:p>
          </table:table-cell>
          <table:table-cell table:style-name="ce3" office:value-type="float" office:value="3.151529519" calcext:value-type="float">
            <text:p>3,151529519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5:54:51.9960394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2:44:18.387643301</meta:creation-date>
    <dc:date>2015-05-13T16:08:21.277294204</dc:date>
    <meta:editing-duration>PT37M29S</meta:editing-duration>
    <meta:editing-cycles>5</meta:editing-cycles>
    <meta:generator>LibreOffice/4.4.3.2$Linux_X86_64 LibreOffice_project/40m0$Build-2</meta:generator>
    <meta:document-statistic meta:table-count="1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37cm" svg:y="0.316cm" chart:style-name="ch2">
          <text:p>Escalabilidad en atcgrid</text:p>
        </chart:title>
        <chart:legend chart:legend-position="end" svg:x="13.809cm" svg:y="3.454cm" style:legend-expansion="high" chart:style-name="ch3"/>
        <chart:plot-area chart:style-name="ch4" table:cell-range-address="Hoja1.B1:Hoja1.F5 Hoja1.A2:Hoja1.A5" chart:data-source-has-labels="both" svg:x="1.331cm" svg:y="1.301cm" svg:width="12.158cm" svg:height="6.538cm">
          <chartooo:coordinate-region svg:x="2.005cm" svg:y="1.5cm" svg:width="11.271cm" svg:height="5.692cm"/>
          <chart:axis chart:dimension="x" chart:name="primary-x" chart:style-name="ch5" chartooo:axis-type="auto">
            <chart:title svg:x="5.95cm" svg:y="8.019cm" chart:style-name="ch6">
              <text:p>Número de cores</text:p>
            </chart:title>
            <chart:categories table:cell-range-address="Hoja1.B1:Hoja1.F1"/>
            <chart:grid chart:style-name="ch7" chart:class="major"/>
          </chart:axis>
          <chart:axis chart:dimension="y" chart:name="primary-y" chart:style-name="ch5">
            <chart:title svg:x="0.451cm" svg:y="6.321cm" chart:style-name="ch8">
              <text:p>Tiempo de ejecución</text:p>
            </chart:title>
            <chart:grid chart:style-name="ch7" chart:class="major"/>
          </chart:axis>
          <chart:series chart:style-name="ch9" chart:values-cell-range-address="Hoja1.B2:Hoja1.F2" chart:label-cell-address="Hoja1.A2:Hoja1.A2" chart:class="chart:scatter">
            <chart:domain table:cell-range-address="Hoja1.B1:Hoja1.F1"/>
            <chart:data-point chart:repeated="5"/>
          </chart:series>
          <chart:series chart:style-name="ch10" chart:values-cell-range-address="Hoja1.B3:Hoja1.F3" chart:label-cell-address="Hoja1.A3:Hoja1.A3" chart:class="chart:scatter">
            <chart:data-point chart:repeated="5"/>
          </chart:series>
          <chart:series chart:style-name="ch11" chart:values-cell-range-address="Hoja1.B4:Hoja1.F4" chart:label-cell-address="Hoja1.A4:Hoja1.A4" chart:class="chart:scatter">
            <chart:data-point chart:repeated="5"/>
          </chart:series>
          <chart:series chart:style-name="ch12" chart:values-cell-range-address="Hoja1.B5:Hoja1.F5" chart:label-cell-address="Hoja1.A5:Hoja1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B1:Hoja1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oja1.B1:Hoja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  <draw:g>
                  <svg:desc>Hoja1.A2:Hoja1.A2</svg:desc>
                </draw:g>
              </table:table-cell>
              <table:table-cell office:value-type="float" office:value="0.001745939">
                <text:p>0.001745939</text:p>
                <draw:g>
                  <svg:desc>Hoja1.B2:Hoja1.F2</svg:desc>
                </draw:g>
              </table:table-cell>
              <table:table-cell office:value-type="float" office:value="0.001545519">
                <text:p>0.001545519</text:p>
              </table:table-cell>
              <table:table-cell office:value-type="float" office:value="0.00088594">
                <text:p>0.00088594</text:p>
              </table:table-cell>
              <table:table-cell office:value-type="float" office:value="0.000605452">
                <text:p>0.000605452</text:p>
              </table:table-cell>
              <table:table-cell office:value-type="float" office:value="0.000269204">
                <text:p>0.000269204</text:p>
              </table:table-cell>
            </table:table-row>
            <table:table-row>
              <table:table-cell office:value-type="string">
                <text:p>500</text:p>
                <draw:g>
                  <svg:desc>Hoja1.A3:Hoja1.A3</svg:desc>
                </draw:g>
              </table:table-cell>
              <table:table-cell office:value-type="float" office:value="0.355614865">
                <text:p>0.355614865</text:p>
                <draw:g>
                  <svg:desc>Hoja1.B3:Hoja1.F3</svg:desc>
                </draw:g>
              </table:table-cell>
              <table:table-cell office:value-type="float" office:value="0.199652872">
                <text:p>0.199652872</text:p>
              </table:table-cell>
              <table:table-cell office:value-type="float" office:value="0.103354527">
                <text:p>0.103354527</text:p>
              </table:table-cell>
              <table:table-cell office:value-type="float" office:value="0.051759665">
                <text:p>0.051759665</text:p>
              </table:table-cell>
              <table:table-cell office:value-type="float" office:value="0.0339903">
                <text:p>0.0339903</text:p>
              </table:table-cell>
            </table:table-row>
            <table:table-row>
              <table:table-cell office:value-type="string">
                <text:p>1000</text:p>
                <draw:g>
                  <svg:desc>Hoja1.A4:Hoja1.A4</svg:desc>
                </draw:g>
              </table:table-cell>
              <table:table-cell office:value-type="float" office:value="9.53643889">
                <text:p>9.53643889</text:p>
                <draw:g>
                  <svg:desc>Hoja1.B4:Hoja1.F4</svg:desc>
                </draw:g>
              </table:table-cell>
              <table:table-cell office:value-type="float" office:value="4.925662981">
                <text:p>4.925662981</text:p>
              </table:table-cell>
              <table:table-cell office:value-type="float" office:value="2.682087484">
                <text:p>2.682087484</text:p>
              </table:table-cell>
              <table:table-cell office:value-type="float" office:value="1.364372716">
                <text:p>1.364372716</text:p>
              </table:table-cell>
              <table:table-cell office:value-type="float" office:value="0.910306485">
                <text:p>0.910306485</text:p>
              </table:table-cell>
            </table:table-row>
            <table:table-row>
              <table:table-cell office:value-type="string">
                <text:p>1500</text:p>
                <draw:g>
                  <svg:desc>Hoja1.A5:Hoja1.A5</svg:desc>
                </draw:g>
              </table:table-cell>
              <table:table-cell office:value-type="float" office:value="34.002600375">
                <text:p>34.002600375</text:p>
                <draw:g>
                  <svg:desc>Hoja1.B5:Hoja1.F5</svg:desc>
                </draw:g>
              </table:table-cell>
              <table:table-cell office:value-type="float" office:value="17.389563134">
                <text:p>17.389563134</text:p>
              </table:table-cell>
              <table:table-cell office:value-type="float" office:value="9.036692597">
                <text:p>9.036692597</text:p>
              </table:table-cell>
              <table:table-cell office:value-type="float" office:value="4.722099363">
                <text:p>4.722099363</text:p>
              </table:table-cell>
              <table:table-cell office:value-type="float" office:value="3.151529519">
                <text:p>3.151529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Ganancia en prestaciones atcgrid</text:p>
        </chart:title>
        <chart:legend chart:legend-position="end" svg:x="13.809cm" svg:y="3.703cm" style:legend-expansion="high" chart:style-name="ch3"/>
        <chart:plot-area chart:style-name="ch4" table:cell-range-address="Hoja1.H1:Hoja1.M4" chart:data-source-has-labels="both" svg:x="1.331cm" svg:y="1.301cm" svg:width="12.158cm" svg:height="6.538cm">
          <chartooo:coordinate-region svg:x="1.794cm" svg:y="1.501cm" svg:width="11.271cm" svg:height="5.691cm"/>
          <chart:axis chart:dimension="x" chart:name="primary-x" chart:style-name="ch5" chartooo:axis-type="auto">
            <chart:title svg:x="5.95cm" svg:y="8.019cm" chart:style-name="ch6">
              <text:p>Número de cores</text:p>
            </chart:title>
            <chart:categories table:cell-range-address="Hoja1.I1:Hoja1.M1"/>
            <chart:grid chart:style-name="ch7" chart:class="major"/>
          </chart:axis>
          <chart:axis chart:dimension="y" chart:name="primary-y" chart:style-name="ch5">
            <chart:title svg:x="0.451cm" svg:y="5.408cm" chart:style-name="ch8">
              <text:p>Ganancia</text:p>
            </chart:title>
            <chart:grid chart:style-name="ch7" chart:class="major"/>
          </chart:axis>
          <chart:series chart:style-name="ch9" chart:values-cell-range-address="Hoja1.I2:Hoja1.M2" chart:label-cell-address="Hoja1.H2:Hoja1.H2" chart:class="chart:scatter">
            <chart:domain table:cell-range-address="Hoja1.I1:Hoja1.M1"/>
            <chart:data-point chart:repeated="5"/>
          </chart:series>
          <chart:series chart:style-name="ch10" chart:values-cell-range-address="Hoja1.I3:Hoja1.M3" chart:label-cell-address="Hoja1.H3:Hoja1.H3" chart:class="chart:scatter">
            <chart:data-point chart:repeated="5"/>
          </chart:series>
          <chart:series chart:style-name="ch11" chart:values-cell-range-address="Hoja1.I4:Hoja1.M4" chart:label-cell-address="Hoja1.H4:Hoja1.H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I1:Hoja1.M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  <draw:g>
                  <svg:desc>Hoja1.H2:Hoja1.H2</svg:desc>
                </draw:g>
              </table:table-cell>
              <table:table-cell office:value-type="float" office:value="1">
                <text:p>1</text:p>
                <draw:g>
                  <svg:desc>Hoja1.I2:Hoja1.M2</svg:desc>
                </draw:g>
              </table:table-cell>
              <table:table-cell office:value-type="float" office:value="1.78116578758757">
                <text:p>1.78116578758757</text:p>
              </table:table-cell>
              <table:table-cell office:value-type="float" office:value="3.44072848400728">
                <text:p>3.44072848400728</text:p>
              </table:table-cell>
              <table:table-cell office:value-type="float" office:value="6.87050167345558">
                <text:p>6.87050167345558</text:p>
              </table:table-cell>
              <table:table-cell office:value-type="float" office:value="10.4622455524076">
                <text:p>10.4622455524076</text:p>
              </table:table-cell>
            </table:table-row>
            <table:table-row>
              <table:table-cell office:value-type="string">
                <text:p>1000</text:p>
                <draw:g>
                  <svg:desc>Hoja1.H3:Hoja1.H3</svg:desc>
                </draw:g>
              </table:table-cell>
              <table:table-cell office:value-type="float" office:value="1">
                <text:p>1</text:p>
                <draw:g>
                  <svg:desc>Hoja1.I3:Hoja1.M3</svg:desc>
                </draw:g>
              </table:table-cell>
              <table:table-cell office:value-type="float" office:value="1.93607214435607">
                <text:p>1.93607214435607</text:p>
              </table:table-cell>
              <table:table-cell office:value-type="float" office:value="3.55560321834752">
                <text:p>3.55560321834752</text:p>
              </table:table-cell>
              <table:table-cell office:value-type="float" office:value="6.989614185454">
                <text:p>6.989614185454</text:p>
              </table:table-cell>
              <table:table-cell office:value-type="float" office:value="10.476074868345">
                <text:p>10.476074868345</text:p>
              </table:table-cell>
            </table:table-row>
            <table:table-row>
              <table:table-cell office:value-type="string">
                <text:p>1500</text:p>
                <draw:g>
                  <svg:desc>Hoja1.H4:Hoja1.H4</svg:desc>
                </draw:g>
              </table:table-cell>
              <table:table-cell office:value-type="float" office:value="1">
                <text:p>1</text:p>
                <draw:g>
                  <svg:desc>Hoja1.I4:Hoja1.M4</svg:desc>
                </draw:g>
              </table:table-cell>
              <table:table-cell office:value-type="float" office:value="1.95534529033212">
                <text:p>1.95534529033212</text:p>
              </table:table-cell>
              <table:table-cell office:value-type="float" office:value="3.7627262419615">
                <text:p>3.7627262419615</text:p>
              </table:table-cell>
              <table:table-cell office:value-type="float" office:value="7.2007380110269">
                <text:p>7.2007380110269</text:p>
              </table:table-cell>
              <table:table-cell office:value-type="float" office:value="10.789237470252">
                <text:p>10.789237470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